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eiryo" svg:font-family="Meiryo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5in" text:min-label-width="0.125in" text:list-level-position-and-space-mode="label-alignment">
          <style:list-level-label-alignment text:label-followed-by="listtab" fo:margin-left="1.55in" fo:text-indent="-0.125in"/>
        </style:list-level-properties>
      </text:list-level-style-number>
      <text:list-level-style-number text:level="4" style:num-suffix="." style:num-format="1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5in" text:min-label-width="0.125in" text:list-level-position-and-space-mode="label-alignment">
          <style:list-level-label-alignment text:label-followed-by="listtab" fo:margin-left="3.05in" fo:text-indent="-0.125in"/>
        </style:list-level-properties>
      </text:list-level-style-number>
      <text:list-level-style-number text:level="7" style:num-suffix="." style:num-format="1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5in" text:min-label-width="0.125in" text:list-level-position-and-space-mode="label-alignment">
          <style:list-level-label-alignment text:label-followed-by="listtab" fo:margin-left="4.55in" fo:text-indent="-0.125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1.3333in" text:list-level-position-and-space-mode="label-alignment">
          <style:list-level-label-alignment text:label-followed-by="listtab" fo:margin-left="1.5833in" fo:text-indent="-1.333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F0" style:family="paragraph">
      <style:paragraph-properties fo:break-before="page"/>
    </style:style>
    <style:style style:name="P2" style:parent-style-name="ListParagraph" style:list-style-name="LFO6" style:family="paragraph"/>
    <style:style style:name="T3" style:parent-style-name="DefaultParagraphFont" style:family="text">
      <style:text-properties fo:language="en" fo:country="GB"/>
    </style:style>
    <style:style style:name="T4" style:parent-style-name="DefaultParagraphFont" style:family="text">
      <style:text-properties fo:language="en" fo:country="GB"/>
    </style:style>
    <style:style style:name="T5" style:parent-style-name="DefaultParagraphFont" style:family="text">
      <style:text-properties fo:language="en" fo:country="GB"/>
    </style:style>
    <style:style style:name="T6" style:parent-style-name="DefaultParagraphFont" style:family="text">
      <style:text-properties fo:language="en" fo:country="GB"/>
    </style:style>
  </office:automatic-styles>
  <office:body>
    <office:text text:use-soft-page-breaks="true">
      <text:h text:style-name="P1" text:outline-level="1">Forms</text:h>
      <text:list text:style-name="LFO6" text:continue-numbering="true">
        <text:list-item>
          <text:p text:style-name="P2"><text:span text:style-name="T3">تم اضافه روابط ال<text:s/></text:span>Bootstrab<text:s/><text:span text:style-name="T4">لكي يتم استدعاء مكاتب ال<text:s/></text:span>Bootstrab<text:s/><text:span text:style-name="T5">ال</text:span>Css<text:span text:style-name="T6">وال</text:span>Js<text:s/></text:p>
        </text:list-item>
      </text:list>
      <text:h text:style-name="Heading2" text:outline-level="2">To learn more and get OneNote, visit<text:s/><text:a xlink:href="http://go.microsoft.com/fwlink/?LinkID=523891" office:target-frame-name="_top" xlink:show="replace"><text:span text:style-name="Hyperlink">www.onenote.com</text:span></text:a>.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eiryo" svg:font-family="Meiryo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5pt" style:font-size-asian="15pt" style:font-size-complex="15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208in solid #56152F" fo:border-right="none" fo:padding-top="0in" fo:padding-left="0in" fo:padding-bottom="0.1666in" fo:padding-right="0in" style:shadow="none" fo:margin-top="0.3194in" fo:margin-bottom="0.3333in"/>
      <style:text-properties style:font-name="Calibri" style:font-name-asian="Meiryo" style:font-name-complex="Arial" fo:color="#731C3F" fo:font-size="20pt" style:font-size-asian="20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3194in"/>
      <style:text-properties style:font-name="Calibri" style:font-name-asian="Meiryo" style:font-name-complex="Arial" fo:font-weight="bold" style:font-weight-asian="bold" fo:color="#7F7F7F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3194in"/>
      <style:text-properties style:font-name="Calibri" style:font-name-asian="Meiryo" style:font-name-complex="Arial" fo:font-size="20pt" style:font-size-asian="20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3194in"/>
      <style:text-properties style:font-name="Calibri" style:font-name-asian="Meiryo" style:font-name-complex="Arial" fo:font-style="italic" style:font-style-asian="italic" style:font-style-complex="italic" fo:font-size="20pt" style:font-size-asian="2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3194in"/>
      <style:text-properties style:font-name="Calibri" style:font-name-asian="Meiryo" style:font-name-complex="Arial" fo:color="#262626" fo:font-size="17pt" style:font-size-asian="17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3194in"/>
      <style:text-properties style:font-name="Calibri" style:font-name-asian="Meiryo" style:font-name-complex="Arial" fo:font-style="italic" style:font-style-asian="italic" fo:color="#262626" fo:font-size="17pt" style:font-size-asian="17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3194in"/>
      <style:text-properties style:font-name="Calibri" style:font-name-asian="Meiryo" style:font-name-complex="Arial" style:font-style-complex="italic" fo:font-size="17pt" style:font-size-asian="17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3194in"/>
      <style:text-properties style:font-name="Calibri" style:font-name-asian="Meiryo" style:font-name-complex="Arial" fo:font-style="italic" style:font-style-asian="italic" fo:font-size="17pt" style:font-size-asian="17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3194in"/>
      <style:text-properties style:font-name="Calibri" style:font-name-asian="Meiryo" style:font-name-complex="Arial" style:font-style-complex="italic" fo:color="#26262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Bullet" style:display-name="List Bullet" style:family="paragraph" style:parent-style-name="Normal" style:list-style-name="LFO3">
      <style:text-properties fo:hyphenate="false"/>
    </style:style>
    <style:style style:name="Heading1Char" style:display-name="Heading 1 Char" style:family="text" style:parent-style-name="DefaultParagraphFont">
      <style:text-properties style:font-name="Calibri" style:font-name-asian="Meiryo" style:font-name-complex="Arial" fo:color="#731C3F" fo:font-size="20pt" style:font-size-asian="20pt" style:font-size-complex="16pt"/>
    </style:style>
    <style:style style:name="ListNumber" style:display-name="List Number" style:family="paragraph" style:parent-style-name="Normal" style:list-style-name="LFO4">
      <style:text-properties fo:hyphenate="false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/>
      <style:text-properties fo:hyphenate="false"/>
    </style:style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Title" style:display-name="Title" style:family="paragraph" style:parent-style-name="Normal">
      <style:paragraph-properties style:contextual-spacing="true" fo:margin-bottom="0.0416in" fo:line-height="100%"/>
      <style:text-properties style:font-name="Calibri" style:font-name-asian="Meiryo" style:font-name-complex="Arial" fo:text-transform="uppercase" fo:color="#262626" style:letter-kerning="true" fo:font-size="33pt" style:font-size-asian="33pt" style:font-size-complex="28pt" fo:hyphenate="false"/>
    </style:style>
    <style:style style:name="TitleChar" style:display-name="Title Char" style:family="text" style:parent-style-name="DefaultParagraphFont">
      <style:text-properties style:font-name="Calibri" style:font-name-asian="Meiryo" style:font-name-complex="Arial" fo:text-transform="uppercase" fo:color="#262626" style:letter-kerning="true" fo:font-size="33pt" style:font-size-asian="33pt" style:font-size-complex="28pt"/>
    </style:style>
    <style:style style:name="Subtitle" style:display-name="Subtitle" style:family="paragraph" style:parent-style-name="Normal">
      <style:paragraph-properties style:contextual-spacing="true" fo:margin-bottom="0.3611in"/>
      <style:text-properties style:font-name-asian="Meiryo" fo:text-transform="uppercase" fo:font-size="20pt" style:font-size-asian="20pt" fo:hyphenate="false"/>
    </style:style>
    <style:style style:name="SubtitleChar" style:display-name="Subtitle Char" style:family="text" style:parent-style-name="DefaultParagraphFont">
      <style:text-properties style:font-name-asian="Meiryo" fo:text-transform="uppercase" fo:font-size="20pt" style:font-size-asian="20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uppercase" fo:font-variant="normal" fo:color="#262626" fo:letter-spacing="normal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letter-spacing="normal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Calibri" style:font-name-asian="Meiryo" style:font-name-complex="Arial" fo:font-weight="bold" style:font-weight-asian="bold" fo:color="#7F7F7F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eiryo" style:font-name-complex="Arial" fo:font-size="20pt" style:font-size-asian="20pt" style:font-size-complex="12pt"/>
    </style:style>
    <style:style style:name="Heading4Char" style:display-name="Heading 4 Char" style:family="text" style:parent-style-name="DefaultParagraphFont">
      <style:text-properties style:font-name="Calibri" style:font-name-asian="Meiryo" style:font-name-complex="Arial" fo:font-style="italic" style:font-style-asian="italic" style:font-style-complex="italic" fo:font-size="20pt" style:font-size-asian="20pt"/>
    </style:style>
    <style:style style:name="Heading5Char" style:display-name="Heading 5 Char" style:family="text" style:parent-style-name="DefaultParagraphFont">
      <style:text-properties style:font-name="Calibri" style:font-name-asian="Meiryo" style:font-name-complex="Arial" fo:color="#262626" fo:font-size="17pt" style:font-size-asian="17pt"/>
    </style:style>
    <style:style style:name="Heading6Char" style:display-name="Heading 6 Char" style:family="text" style:parent-style-name="DefaultParagraphFont">
      <style:text-properties style:font-name="Calibri" style:font-name-asian="Meiryo" style:font-name-complex="Arial" fo:font-style="italic" style:font-style-asian="italic" fo:color="#262626" fo:font-size="17pt" style:font-size-asian="17pt"/>
    </style:style>
    <style:style style:name="Heading7Char" style:display-name="Heading 7 Char" style:family="text" style:parent-style-name="DefaultParagraphFont">
      <style:text-properties style:font-name="Calibri" style:font-name-asian="Meiryo" style:font-name-complex="Arial" style:font-style-complex="italic" fo:font-size="17pt" style:font-size-asian="17pt"/>
    </style:style>
    <style:style style:name="Heading8Char" style:display-name="Heading 8 Char" style:family="text" style:parent-style-name="DefaultParagraphFont">
      <style:text-properties style:font-name="Calibri" style:font-name-asian="Meiryo" style:font-name-complex="Arial" fo:font-style="italic" style:font-style-asian="italic" fo:font-size="17pt" style:font-size-asian="17pt" style:font-size-complex="10.5pt"/>
    </style:style>
    <style:style style:name="Heading9Char" style:display-name="Heading 9 Char" style:family="text" style:parent-style-name="DefaultParagraphFont">
      <style:text-properties style:font-name="Calibri" style:font-name-asian="Meiryo" style:font-name-complex="Arial" style:font-style-complex="italic" fo:color="#262626" style:font-size-complex="10.5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weight="bold" style:font-weight-asian="bold" style:font-style-complex="italic" fo:color="#262626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style:font-style-complex="italic" fo:color="#262626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margin-top="0.1666in"/>
      <style:text-properties fo:font-style="italic" style:font-style-asian="italic" style:font-style-complex="italic" fo:font-size="18pt" style:font-size-asian="18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8pt" style:font-size-asian="18pt"/>
    </style:style>
    <style:style style:name="IntenseQuote" style:display-name="Intense Quote" style:family="paragraph" style:parent-style-name="Normal" style:next-style-name="Normal">
      <style:paragraph-properties fo:margin-top="0.1666in"/>
      <style:text-properties fo:font-weight="bold" style:font-weight-asian="bold" fo:font-style="italic" style:font-style-asian="italic" style:font-style-complex="italic" fo:font-size="18pt" style:font-size-asian="18pt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style:font-style-complex="italic" fo:font-size="18pt" style:font-size-asian="18pt"/>
    </style:style>
    <style:style style:name="SubtleReference" style:display-name="Subtle Reference" style:family="text" style:parent-style-name="DefaultParagraphFont">
      <style:text-properties fo:text-transform="uppercase" fo:font-variant="normal" fo:color="#262626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2pt" style:font-size-asian="12pt" style:font-size-complex="9pt"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Hyperlink" style:display-name="Hyperlink" style:family="text" style:parent-style-name="DefaultParagraphFont">
      <style:text-properties fo:color="#731C3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731c3f" draw:opacity="100%" draw:stroke="solid" svg:stroke-width="0.01389in" svg:stroke-color="#2d0615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5in" text:min-label-width="0.125in" text:list-level-position-and-space-mode="label-alignment">
          <style:list-level-label-alignment text:label-followed-by="listtab" fo:margin-left="1.55in" fo:text-indent="-0.125in"/>
        </style:list-level-properties>
      </text:list-level-style-number>
      <text:list-level-style-number text:level="4" style:num-suffix="." style:num-format="1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5in" text:min-label-width="0.125in" text:list-level-position-and-space-mode="label-alignment">
          <style:list-level-label-alignment text:label-followed-by="listtab" fo:margin-left="3.05in" fo:text-indent="-0.125in"/>
        </style:list-level-properties>
      </text:list-level-style-number>
      <text:list-level-style-number text:level="7" style:num-suffix="." style:num-format="1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5in" text:min-label-width="0.125in" text:list-level-position-and-space-mode="label-alignment">
          <style:list-level-label-alignment text:label-followed-by="listtab" fo:margin-left="4.55in" fo:text-indent="-0.125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1.3333in" text:list-level-position-and-space-mode="label-alignment">
          <style:list-level-label-alignment text:label-followed-by="listtab" fo:margin-left="1.5833in" fo:text-indent="-1.333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75in"/>
      </style:footer-style>
    </style:page-layout>
  </office:automatic-styles>
  <office:master-styles>
    <style:master-page style:name="MPF0" style:page-layout-name="PL0">
      <style:footer>
        <text:p text:style-name="Footer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med Sayed</meta:initial-creator>
    <dc:creator>Mohammed Sayed</dc:creator>
    <meta:creation-date>2023-09-14T13:25:00Z</meta:creation-date>
    <dc:date>2023-09-14T13:25:00Z</dc:date>
    <meta:template xlink:href="%7b77CB652F-3805-0140-A315-1D48331C1832%7dtf50002051.dotx" xlink:type="simple"/>
    <meta:editing-cycles>7</meta:editing-cycles>
    <meta:editing-duration>PT360S</meta:editing-duration>
    <meta:document-statistic meta:page-count="1" meta:paragraph-count="1" meta:word-count="29" meta:character-count="195" meta:row-count="1" meta:non-whitespace-character-count="167"/>
  </office:meta>
</office:document-meta>
</file>